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SCRIPCIÓN DEL NEGOCIO WEBSHIELD</text:h>
      <text:h text:style-name="Heading_20_2" text:outline-level="2">1.1 Nombre del Negocio</text:h>
      <text:p text:style-name="Text_20_body"><text:span text:style-name="Strong_20_Emphasis">WebShield</text:span></text:p>
      <text:p text:style-name="Text_20_body"><text:span text:style-name="Emphasis">Sitio web oficial:</text:span> https://webshield100-fronted.onrender.com<text:line-break/><text:span text:style-name="Emphasis">Repositorio:</text:span> https://github.com/bapatata688/webshield100</text:p>
      <text:h text:style-name="Heading_20_2" text:outline-level="2">1.2 Integrantes</text:h>
      <text:list text:style-name="L1">
        <text:list-item>
          <text:p text:style-name="P1">Diego Alejandro Escobar Barahona </text:p>
        </text:list-item>
        <text:list-item>
          <text:p text:style-name="P1">Jonathan Gamaliel Ortiz Rivera </text:p>
        </text:list-item>
        <text:list-item>
          <text:p text:style-name="P1">Cristian Alexis Pérez Rodríguez </text:p>
        </text:list-item>
        <text:list-item>
          <text:p text:style-name="P2">Antonio Josué Avilés Benítez </text:p>
        </text:list-item>
      </text:list>
      <text:h text:style-name="Heading_20_2" text:outline-level="2">1.3 Información General de la Institución Educativa</text:h>
      <text:p text:style-name="Text_20_body"><text:span text:style-name="Strong_20_Emphasis">Nombre:</text:span> Instituto Nacional San Luis<text:line-break/><text:span text:style-name="Strong_20_Emphasis">Código:</text:span> 11708<text:line-break/><text:span text:style-name="Strong_20_Emphasis">Ubicación:</text:span> Colonia El Pepeto, Soyapango, San Salvador, El Salvador</text:p>
      <text:h text:style-name="Heading_20_2" text:outline-level="2">1.4 Resumen del Proyecto</text:h>
      <text:p text:style-name="Text_20_body">WebShield es una plataforma tecnológica full-stack desarrollada como proyecto escolar que permite a usuarios construir páginas web seguras y profesionales con diferentes planes de suscripción. La aplicación integra un sistema robusto de autenticación, gestión avanzada de proyectos web y elementos dinámicos que pueden ser exportados como HTML limpio.</text:p>
      <text:p text:style-name="Text_20_body">El sistema está construido con tecnologías modernas incluyendo React para el frontend, Express.js para el backend, y PostgreSQL como base de datos, todo desplegado en la nube mediante Render. La plataforma ofrece tres niveles de membresía (free, pro y premium) con diferentes permisos y funcionalidades, permitiendo a los usuarios crear, gestionar y exportar proyectos web de manera escalable y segura.</text:p>
      <text:h text:style-name="Heading_20_2" text:outline-level="2">1.5 Misión, Visión y Valores</text:h>
      <text:h text:style-name="Heading_20_3" text:outline-level="3">Misión</text:h>
      <text:p text:style-name="Text_20_body">Democratizar el desarrollo web proporcionando una plataforma intuitiva y segura que permita a usuarios de todos los niveles técnicos crear sitios web <text:soft-page-break/>profesionales de manera eficiente, con herramientas robustas de gestión de contenido y exportación de código limpio.</text:p>
      <text:h text:style-name="Heading_20_3" text:outline-level="3">Visión</text:h>
      <text:p text:style-name="Text_20_body">Ser la plataforma líder en El Salvador para el desarrollo de páginas web accesibles, posicionándose como la herramienta preferida tanto para estudiantes como profesionales que buscan crear presencia digital de calidad sin necesidad de conocimientos técnicos avanzados.</text:p>
      <text:h text:style-name="Heading_20_3" text:outline-level="3">Valores</text:h>
      <text:list text:style-name="L2">
        <text:list-item>
          <text:p text:style-name="P3"><text:span text:style-name="Strong_20_Emphasis">Seguridad:</text:span> Implementación de las mejores prácticas de seguridad web con encriptación de contraseñas, autenticación JWT y conexiones seguras a bases de datos. </text:p>
        </text:list-item>
        <text:list-item>
          <text:p text:style-name="P3"><text:span text:style-name="Strong_20_Emphasis">Accesibilidad:</text:span> Diseño inclusivo que permite a usuarios con diferentes niveles de experiencia técnica utilizar la plataforma efectivamente. </text:p>
        </text:list-item>
        <text:list-item>
          <text:p text:style-name="P3"><text:span text:style-name="Strong_20_Emphasis">Innovación:</text:span> Adopción de tecnologías modernas y metodologías de desarrollo que garantizan escalabilidad y mantenibilidad. </text:p>
        </text:list-item>
        <text:list-item>
          <text:p text:style-name="P3"><text:span text:style-name="Strong_20_Emphasis">Calidad:</text:span> Compromiso con la entrega de código limpio, documentación clara y funcionalidades robustas. </text:p>
        </text:list-item>
        <text:list-item>
          <text:p text:style-name="P4"><text:span text:style-name="Strong_20_Emphasis">Transparencia:</text:span> Código abierto disponible en GitHub bajo licencia MIT, promoviendo la colaboración y el aprendizaje comunitario. </text:p>
        </text:list-item>
      </text:list>
      <text:h text:style-name="Heading_20_2" text:outline-level="2">1.6 Descripción de la Ventana de Oportunidad (Demanda Insatisfecha)</text:h>
      <text:p text:style-name="Text_20_body">En El Salvador existe una creciente demanda de presencia digital por parte de pequeñas empresas, emprendedores y profesionales independientes que enfrentan barreras significativas para crear sitios web profesionales. Los principales problemas identificados incluyen:</text:p>
      <text:p text:style-name="Text_20_body"><text:span text:style-name="Strong_20_Emphasis">Altos costos de desarrollo:</text:span> Los servicios tradicionales de desarrollo web requieren inversiones considerables que muchas PYMES no pueden costear, creando una brecha digital significativa en el mercado salvadoreño.</text:p>
      <text:p text:style-name="Text_20_body"><text:span text:style-name="Strong_20_Emphasis">Complejidad técnica:</text:span> Las plataformas existentes requieren conocimientos de programación o diseño web que la mayoría de usuarios no poseen, limitando su capacidad de crear presencia digital independiente.</text:p>
      <text:p text:style-name="Text_20_body"><text:span text:style-name="Strong_20_Emphasis">Falta de opciones locales:</text:span> La mayoría de soluciones disponibles son internacionales, con precios en dólares y sin considerar las necesidades específicas del mercado centroamericano.</text:p>
      <text:p text:style-name="Text_20_body"><text:span text:style-name="Strong_20_Emphasis">Inseguridad en plataformas gratuitas:</text:span> Muchas opciones gratuitas no ofrecen garantías de seguridad adecuadas para datos empresariales sensibles.</text:p>
      <text:p text:style-name="Text_20_body"><text:soft-page-break/>Esta ventana de oportunidad representa un mercado potencial de miles de pequeños negocios, emprendedores y profesionales en El Salvador que necesitan soluciones web accesibles, seguras y económicamente viables.</text:p>
      <text:h text:style-name="Heading_20_2" text:outline-level="2">1.7 Descripción del Producto o Servicio</text:h>
      <text:p text:style-name="Text_20_body">WebShield es una aplicación web full-stack que ofrece una solución integral para la creación, gestión y despliegue de sitios web profesionales. Las características principales del producto incluyen:</text:p>
      <text:h text:style-name="Heading_20_3" text:outline-level="3">Funcionalidades Core</text:h>
      <text:p text:style-name="Text_20_body"><text:span text:style-name="Strong_20_Emphasis">Sistema de autenticación seguro:</text:span> Implementa registro y login de usuarios con encriptación de contraseñas mediante bcrypt y autenticación basada en tokens JWT, garantizando la seguridad de los datos de usuario.</text:p>
      <text:p text:style-name="Text_20_body"><text:span text:style-name="Strong_20_Emphasis">Gestión por niveles de suscripción:</text:span> Tres planes diferenciados (free, pro y premium) que ofrecen diferentes permisos y funcionalidades, permitiendo escalabilidad según las necesidades del usuario.</text:p>
      <text:p text:style-name="Text_20_body"><text:span text:style-name="Strong_20_Emphasis">Editor visual de elementos:</text:span> Sistema CRUD completo para gestionar proyectos y elementos web incluyendo texto, imágenes, botones, formularios, galerías y menús de navegación.</text:p>
      <text:p text:style-name="Text_20_body"><text:span text:style-name="Strong_20_Emphasis">Exportación de código limpio:</text:span> Funcionalidad que permite exportar proyectos completos como HTML puro, facilitando la migración y el despliegue independiente.</text:p>
      <text:h text:style-name="Heading_20_3" text:outline-level="3">Arquitectura Técnica</text:h>
      <text:p text:style-name="Text_20_body"><text:span text:style-name="Strong_20_Emphasis">Frontend:</text:span> Desarrollado en React con JSX, proporcionando una interfaz de usuario moderna, responsiva e intuitiva.</text:p>
      <text:p text:style-name="Text_20_body"><text:span text:style-name="Strong_20_Emphasis">Backend:</text:span> API REST construida con Express.js que maneja la lógica de negocio, autenticación y gestión de datos.</text:p>
      <text:p text:style-name="Text_20_body"><text:span text:style-name="Strong_20_Emphasis">Base de datos:</text:span> PostgreSQL gestionada en la nube mediante Render, asegurando escalabilidad y disponibilidad.</text:p>
      <text:p text:style-name="Text_20_body"><text:span text:style-name="Strong_20_Emphasis">Despliegue:</text:span> Arquitectura cloud-native desplegada en Render con contenedores Docker para desarrollo y producción.</text:p>
      <text:h text:style-name="Heading_20_3" text:outline-level="3">Propuesta de Valor</text:h>
      <text:p text:style-name="Text_20_body">WebShield elimina las barreras técnicas y económicas tradicionales del desarrollo web, ofreciendo una solución que combina simplicidad de uso con robustez técnica. La plataforma permite a usuarios sin conocimientos de programación crear sitios web profesionales mientras mantiene estándares industriales de seguridad y calidad de código.</text:p>
      <text:p text:style-name="Horizontal_20_Line"/>
      <text:p text:style-name="Text_20_body"><text:soft-page-break/><text:span text:style-name="Emphasis">Documento elaborado conforme a las normas APA para documentación empresarial académica. Instituto Nacional San Luis, 2025.</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0:09:41.185555678</meta:creation-date>
    <dc:date>2025-09-24T10:26:23.637660994</dc:date>
    <meta:editing-duration>PT16M44S</meta:editing-duration>
    <meta:editing-cycles>1</meta:editing-cycles>
    <meta:document-statistic meta:table-count="0" meta:image-count="0" meta:object-count="0" meta:page-count="4" meta:paragraph-count="47" meta:word-count="766" meta:character-count="5712" meta:non-whitespace-character-count="4993"/>
    <meta:generator>LibreOffice/25.2.6.2$Linux_X86_64 LibreOffice_project/0b720ef5e7394b1db407719d7da75840109af140</meta:generator>
  </office:meta>
</office:document-meta>
</file>